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5.173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=&quot;y&quot;" style:apply-style-name="Untitled3" style:base-cell-address="Sheet1.B2"/>
      <style:map style:condition="cell-content()=&quot;n&quot;" style:apply-style-name="Untitled5" style:base-cell-address="Sheet1.B2"/>
      <style:map style:condition="cell-content()=&quot;a&quot;" style:apply-style-name="Untitled6" style:base-cell-address="Sheet1.B2"/>
      <style:map style:condition="cell-content()=&quot;w&quot;" style:apply-style-name="Untitled7" style:base-cell-address="Sheet1.B2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=&quot;y&quot;" style:apply-style-name="Untitled3" style:base-cell-address="Sheet1.B2"/>
      <style:map style:condition="cell-content()=&quot;n&quot;" style:apply-style-name="Untitled5" style:base-cell-address="Sheet1.B2"/>
      <style:map style:condition="cell-content()=&quot;a&quot;" style:apply-style-name="Untitled6" style:base-cell-address="Sheet1.B2"/>
      <style:map style:condition="cell-content()=&quot;w&quot;" style:apply-style-name="Untitled7" style:base-cell-address="Sheet1.B2"/>
    </style:style>
    <style:style style:name="ce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Ubuntu 14.04.1</text:p>
          </table:table-cell>
          <table:table-cell table:style-name="ce1" office:value-type="string" calcext:value-type="string">
            <text:p>Debian 7</text:p>
          </table:table-cell>
          <table:table-cell table:style-name="ce1" office:value-type="string" calcext:value-type="string">
            <text:p>Mint 17.1-cinnamon</text:p>
          </table:table-cell>
          <table:table-cell table:style-name="ce1" office:value-type="string" calcext:value-type="string">
            <text:p>Fedora</text:p>
          </table:table-cell>
          <table:table-cell table:style-name="ce1" office:value-type="string" calcext:value-type="string">
            <text:p>CentOS 7.0</text:p>
          </table:table-cell>
          <table:table-cell table:style-name="ce1" office:value-type="string" calcext:value-type="string">
            <text:p>Open Suse 13.2</text:p>
          </table:table-cell>
          <table:table-cell table:style-name="ce1" office:value-type="string" calcext:value-type="string">
            <text:p>Arch Linux 2015.01.01</text:p>
          </table:table-cell>
          <table:table-cell table:style-name="ce1" office:value-type="string" calcext:value-type="string">
            <text:p>Windows 7</text:p>
          </table:table-cell>
          <table:table-cell table:style-name="ce6" office:value-type="string" calcext:value-type="string">
            <text:p>Windows 8</text:p>
          </table:table-cell>
          <table:table-cell table:style-name="ce1" office:value-type="string" calcext:value-type="string">
            <text:p>MacOSX</text:p>
          </table:table-cell>
          <table:table-cell table:number-columns-repeated="2"/>
          <table:table-cell table:style-name="ce9" office:value-type="string" calcext:value-type="string" table:number-columns-spanned="3" table:number-rows-spanned="9">
            <text:p>Unless stated all Operating Systems are 64 Bit</text:p>
          </table:table-cell>
          <table:covered-table-cell table:number-columns-repeated="2"/>
          <table:table-cell table:number-columns-repeated="1008"/>
        </table:table-row>
        <table:table-row table:style-name="ro2">
          <table:table-cell table:style-name="ce1" office:value-type="string" calcext:value-type="string">
            <text:p>Download Installer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2"/>
          <table:covered-table-cell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Installer Installs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2"/>
          <table:covered-table-cell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Runs from Terminal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2"/>
          <table:covered-table-cell table:number-columns-repeated="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10"/>
          <table:table-cell table:style-name="ce7" table:number-columns-repeated="2"/>
          <table:covered-table-cell table:number-columns-repeated="3" table:style-name="ce7"/>
          <table:table-cell table:style-name="ce7" table:number-columns-repeated="1008"/>
        </table:table-row>
        <table:table-row table:style-name="ro2">
          <table:table-cell table:style-name="ce1" office:value-type="string" calcext:value-type="string">
            <text:p>Detect Correct OS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style-name="ce8" table:number-columns-repeated="2"/>
          <table:covered-table-cell table:number-columns-repeated="3" table:style-name="ce8"/>
          <table:table-cell table:style-name="ce8" table:number-columns-repeated="1008"/>
        </table:table-row>
        <table:table-row table:style-name="ro2">
          <table:table-cell table:style-name="ce1" office:value-type="string" calcext:value-type="string">
            <text:p>Detect if not sudo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style-name="ce8" table:number-columns-repeated="2"/>
          <table:covered-table-cell table:number-columns-repeated="3" table:style-name="ce8"/>
          <table:table-cell table:style-name="ce8" table:number-columns-repeated="1008"/>
        </table:table-row>
        <table:table-row table:style-name="ro2">
          <table:table-cell table:style-name="ce1" office:value-type="string" calcext:value-type="string">
            <text:p>Main Program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2"/>
          <table:covered-table-cell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Detect PySerial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2"/>
          <table:covered-table-cell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Install PySerial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etect Scree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Install Screen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a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Fail with no clip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Work with clip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B2:Sheet1.K14">
            <calcext:condition calcext:apply-style-name="Untitled3" calcext:value="=&quot;y&quot;" calcext:base-cell-address="Sheet1.B2"/>
            <calcext:condition calcext:apply-style-name="Untitled5" calcext:value="=&quot;n&quot;" calcext:base-cell-address="Sheet1.B2"/>
            <calcext:condition calcext:apply-style-name="Untitled6" calcext:value="=&quot;a&quot;" calcext:base-cell-address="Sheet1.B2"/>
            <calcext:condition calcext:apply-style-name="Untitled7" calcext:value="=&quot;w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66ff66" loext:vertical-justify="auto"/>
      <style:paragraph-properties css3t:text-justify="auto"/>
    </style:style>
    <style:style style:name="Untitled3" style:family="table-cell" style:parent-style-name="Default">
      <style:table-cell-properties fo:background-color="#66ff66"/>
    </style:style>
    <style:style style:name="Untitled4" style:family="table-cell" style:parent-style-name="Default">
      <style:table-cell-properties fo:background-color="#ff3333"/>
    </style:style>
    <style:style style:name="Untitled5" style:family="table-cell" style:parent-style-name="Default">
      <style:table-cell-properties fo:background-color="#ff3333"/>
      <style:text-properties fo:color="#ffffff"/>
    </style:style>
    <style:style style:name="Untitled6" style:family="table-cell" style:parent-style-name="Default">
      <style:table-cell-properties fo:background-color="#00ccff"/>
    </style:style>
    <style:style style:name="Untitled7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16:43:09.071976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Walmsley</meta:initial-creator>
    <meta:creation-date>2015-01-01T14:18:54.428987376</meta:creation-date>
    <meta:generator>LibreOffice/4.3.4.1$Linux_X86_64 LibreOffice_project/bc356b2f991740509f321d70e4512a6a54c5f243</meta:generator>
    <dc:date>2015-01-01T19:44:50.020474337</dc:date>
    <dc:creator>Ryan Walmsley</dc:creator>
    <meta:editing-duration>PT2H10M17S</meta:editing-duration>
    <meta:editing-cycles>5</meta:editing-cycles>
    <meta:document-statistic meta:table-count="1" meta:cell-count="108" meta:object-count="0"/>
  </office:meta>
</office:document-meta>
</file>